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ICCER VALDERRAMA, JUNIOR OSWAL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44369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79690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ICCER VALDERRAMA, JUNIOR OSWAL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4436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2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5486248</text:p>
          </table:table-cell>
          <table:table-cell table:style-name="Tabla2.D3" office:value-type="string">
            <text:p text:style-name="P17">72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30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